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04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file</text:p>
          </table:table-cell>
          <table:table-cell table:style-name="Default" office:value-type="string" calcext:value-type="string">
            <text:p>from</text:p>
          </table:table-cell>
          <table:table-cell table:style-name="Default" office:value-type="string" calcext:value-type="string">
            <text:p>to</text:p>
          </table:table-cell>
          <table:table-cell office:value-type="string" calcext:value-type="string">
            <text:p>title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office:value-type="time" office:time-value="PT00H00M00S" calcext:value-type="time">
            <text:p>00:00:00</text:p>
          </table:table-cell>
          <table:table-cell office:value-type="time" office:time-value="PT00H02M18S" calcext:value-type="time">
            <text:p>00:02:18</text:p>
          </table:table-cell>
          <table:table-cell office:value-type="string" calcext:value-type="string">
            <text:p>Tour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2]" office:value-type="time" office:time-value="PT00H02M18S" calcext:value-type="time">
            <text:p>00:02:18</text:p>
          </table:table-cell>
          <table:table-cell office:value-type="time" office:time-value="PT00H03M07S" calcext:value-type="time">
            <text:p>00:03:07</text:p>
          </table:table-cell>
          <table:table-cell office:value-type="string" calcext:value-type="string">
            <text:p>Skip to My Lou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3]" office:value-type="time" office:time-value="PT00H03M07S" calcext:value-type="time">
            <text:p>00:03:07</text:p>
          </table:table-cell>
          <table:table-cell office:value-type="time" office:time-value="PT00H04M05S" calcext:value-type="time">
            <text:p>00:04:05</text:p>
          </table:table-cell>
          <table:table-cell office:value-type="string" calcext:value-type="string">
            <text:p>Amsterdam Mouse Part 1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office:value-type="time" office:time-value="PT24H04M10S" calcext:value-type="time">
            <text:p>00:04:10</text:p>
          </table:table-cell>
          <table:table-cell office:value-type="time" office:time-value="PT00H05M50S" calcext:value-type="time">
            <text:p>00:05:50</text:p>
          </table:table-cell>
          <table:table-cell office:value-type="string" calcext:value-type="string">
            <text:p>Amsterdam Mouse Part 2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5]" office:value-type="time" office:time-value="PT00H05M50S" calcext:value-type="time">
            <text:p>00:05:50</text:p>
          </table:table-cell>
          <table:table-cell office:value-type="time" office:time-value="PT00H09M37S" calcext:value-type="time">
            <text:p>00:09:37</text:p>
          </table:table-cell>
          <table:table-cell office:value-type="string" calcext:value-type="string">
            <text:p>Jack and Jill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6]" office:value-type="time" office:time-value="PT00H09M37S" calcext:value-type="time">
            <text:p>00:09:37</text:p>
          </table:table-cell>
          <table:table-cell office:value-type="time" office:time-value="PT00H11M22S" calcext:value-type="time">
            <text:p>00:11:22</text:p>
          </table:table-cell>
          <table:table-cell office:value-type="string" calcext:value-type="string">
            <text:p>Dave and Mum Duet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7]" office:value-type="time" office:time-value="PT00H11M22S" calcext:value-type="time">
            <text:p>00:11:22</text:p>
          </table:table-cell>
          <table:table-cell office:value-type="time" office:time-value="PT00H15M25S" calcext:value-type="time">
            <text:p>00:15:25</text:p>
          </table:table-cell>
          <table:table-cell office:value-type="string" calcext:value-type="string">
            <text:p>Dave Riffing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8]" office:value-type="time" office:time-value="PT00H15M25S" calcext:value-type="time">
            <text:p>00:15:25</text:p>
          </table:table-cell>
          <table:table-cell office:value-type="time" office:time-value="PT00H25M17S" calcext:value-type="time">
            <text:p>00:25:17</text:p>
          </table:table-cell>
          <table:table-cell office:value-type="string" calcext:value-type="string">
            <text:p>Dads Message to Cissy About Blacks on Australia Day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9]" office:value-type="time" office:time-value="PT00H25M17S" calcext:value-type="time">
            <text:p>00:25:17</text:p>
          </table:table-cell>
          <table:table-cell office:value-type="time" office:time-value="PT00H27M44S" calcext:value-type="time">
            <text:p>00:27:44</text:p>
          </table:table-cell>
          <table:table-cell office:value-type="string" calcext:value-type="string">
            <text:p>BBQ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10]" office:value-type="time" office:time-value="PT00H27M44S" calcext:value-type="time">
            <text:p>00:27:44</text:p>
          </table:table-cell>
          <table:table-cell office:value-type="time" office:time-value="PT00H28M18S" calcext:value-type="time">
            <text:p>00:28:18</text:p>
          </table:table-cell>
          <table:table-cell office:value-type="string" calcext:value-type="string">
            <text:p>Dave Dancing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11]" office:value-type="time" office:time-value="PT00H28M18S" calcext:value-type="time">
            <text:p>00:28:18</text:p>
          </table:table-cell>
          <table:table-cell office:value-type="time" office:time-value="PT00H29M52S" calcext:value-type="time">
            <text:p>00:29:52</text:p>
          </table:table-cell>
          <table:table-cell office:value-type="string" calcext:value-type="string">
            <text:p>Dad End Of tape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12]" office:value-type="time" office:time-value="PT00H29M52S" calcext:value-type="time">
            <text:p>00:29:52</text:p>
          </table:table-cell>
          <table:table-cell office:value-type="time" office:time-value="PT00H31M50S" calcext:value-type="time">
            <text:p>00:31:50</text:p>
          </table:table-cell>
          <table:table-cell office:value-type="string" calcext:value-type="string">
            <text:p>Mum End Of Tape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13]" office:value-type="time" office:time-value="PT00H31M50S" calcext:value-type="time">
            <text:p>00:31:50</text:p>
          </table:table-cell>
          <table:table-cell office:value-type="time" office:time-value="PT00H36M12S" calcext:value-type="time">
            <text:p>00:36:12</text:p>
          </table:table-cell>
          <table:table-cell office:value-type="string" calcext:value-type="string">
            <text:p>End of Tape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14]" office:value-type="time" office:time-value="PT00H36M12S" calcext:value-type="time">
            <text:p>00:36:12</text:p>
          </table:table-cell>
          <table:table-cell office:value-type="time" office:time-value="PT00H38M24S" calcext:value-type="time">
            <text:p>00:38:24</text:p>
          </table:table-cell>
          <table:table-cell office:value-type="string" calcext:value-type="string">
            <text:p>Wake up Dave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15]" office:value-type="time" office:time-value="PT00H38M24S" calcext:value-type="time">
            <text:p>00:38:24</text:p>
          </table:table-cell>
          <table:table-cell office:value-type="time" office:time-value="PT00H39M24S" calcext:value-type="time">
            <text:p>00:39:24</text:p>
          </table:table-cell>
          <table:table-cell office:value-type="string" calcext:value-type="string">
            <text:p>Through the Screen Door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16]" office:value-type="time" office:time-value="PT00H39M24S" calcext:value-type="time">
            <text:p>00:39:24</text:p>
          </table:table-cell>
          <table:table-cell office:value-type="time" office:time-value="PT00H41M24S" calcext:value-type="time">
            <text:p>00:41:24</text:p>
          </table:table-cell>
          <table:table-cell office:value-type="string" calcext:value-type="string">
            <text:p>First Day Back at School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17]" office:value-type="time" office:time-value="PT00H41M24S" calcext:value-type="time">
            <text:p>00:41:24</text:p>
          </table:table-cell>
          <table:table-cell office:value-type="time" office:time-value="PT00H44M20S" calcext:value-type="time">
            <text:p>00:44:20</text:p>
          </table:table-cell>
          <table:table-cell office:value-type="string" calcext:value-type="string">
            <text:p>New Technology Mum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18]" office:value-type="time" office:time-value="PT00H44M20S" calcext:value-type="time">
            <text:p>00:44:20</text:p>
          </table:table-cell>
          <table:table-cell office:value-type="time" office:time-value="PT00H56M15S" calcext:value-type="time">
            <text:p>00:56:15</text:p>
          </table:table-cell>
          <table:table-cell office:value-type="string" calcext:value-type="string">
            <text:p>New Technology Dad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19]" office:value-type="time" office:time-value="PT00H56M15S" calcext:value-type="time">
            <text:p>00:56:15</text:p>
          </table:table-cell>
          <table:table-cell office:value-type="time" office:time-value="PT00H57M08S" calcext:value-type="time">
            <text:p>00:57:08</text:p>
          </table:table-cell>
          <table:table-cell office:value-type="string" calcext:value-type="string">
            <text:p>Random Segue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20]" office:value-type="time" office:time-value="PT00H57M08S" calcext:value-type="time">
            <text:p>00:57:08</text:p>
          </table:table-cell>
          <table:table-cell office:value-type="time" office:time-value="PT00H57M08S" calcext:value-type="time">
            <text:p>00:57:08</text:p>
          </table:table-cell>
          <table:table-cell office:value-type="string" calcext:value-type="string">
            <text:p>What a Miserable Cat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21]" office:value-type="time" office:time-value="PT00H57M08S" calcext:value-type="time">
            <text:p>00:57:08</text:p>
          </table:table-cell>
          <table:table-cell office:value-type="time" office:time-value="PT00H59M10S" calcext:value-type="time">
            <text:p>00:59:10</text:p>
          </table:table-cell>
          <table:table-cell office:value-type="string" calcext:value-type="string">
            <text:p>Dave is not a Show Monkey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22]" office:value-type="time" office:time-value="PT00H59M10S" calcext:value-type="time">
            <text:p>00:59:10</text:p>
          </table:table-cell>
          <table:table-cell office:value-type="time" office:time-value="PT01H02M26S" calcext:value-type="time">
            <text:p>01:02:26</text:p>
          </table:table-cell>
          <table:table-cell office:value-type="string" calcext:value-type="string">
            <text:p>Backyard Tour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23]" office:value-type="time" office:time-value="PT01H02M26S" calcext:value-type="time">
            <text:p>01:02:26</text:p>
          </table:table-cell>
          <table:table-cell office:value-type="time" office:time-value="PT01H04M14S" calcext:value-type="time">
            <text:p>01:04:14</text:p>
          </table:table-cell>
          <table:table-cell office:value-type="string" calcext:value-type="string">
            <text:p>The Hills are Alive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24]" office:value-type="time" office:time-value="PT01H04M14S" calcext:value-type="time">
            <text:p>01:04:14</text:p>
          </table:table-cell>
          <table:table-cell office:value-type="time" office:time-value="PT01H08M50S" calcext:value-type="time">
            <text:p>01:08:50</text:p>
          </table:table-cell>
          <table:table-cell office:value-type="string" calcext:value-type="string">
            <text:p>New Teeth But Still Not Interested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25]" office:value-type="time" office:time-value="PT01H08M50S" calcext:value-type="time">
            <text:p>01:08:50</text:p>
          </table:table-cell>
          <table:table-cell office:value-type="time" office:time-value="PT01H18M08S" calcext:value-type="time">
            <text:p>01:18:08</text:p>
          </table:table-cell>
          <table:table-cell office:value-type="string" calcext:value-type="string">
            <text:p>Work Worries but Camera is too Heavy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26]" office:value-type="time" office:time-value="PT01H18M08S" calcext:value-type="time">
            <text:p>01:18:08</text:p>
          </table:table-cell>
          <table:table-cell office:value-type="time" office:time-value="PT01H25M25S" calcext:value-type="time">
            <text:p>01:25:25</text:p>
          </table:table-cell>
          <table:table-cell office:value-type="string" calcext:value-type="string">
            <text:p>The Mermaid of Copenhagen and a Nasty Bugger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27]" office:value-type="time" office:time-value="PT01H25M25S" calcext:value-type="time">
            <text:p>01:25:25</text:p>
          </table:table-cell>
          <table:table-cell office:value-type="time" office:time-value="PT01H29M50S" calcext:value-type="time">
            <text:p>01:29:50</text:p>
          </table:table-cell>
          <table:table-cell office:value-type="string" calcext:value-type="string">
            <text:p>Daves Perennial Hair Issues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28]" office:value-type="time" office:time-value="PT01H29M50S" calcext:value-type="time">
            <text:p>01:29:50</text:p>
          </table:table-cell>
          <table:table-cell office:value-type="time" office:time-value="PT01H30M56S" calcext:value-type="time">
            <text:p>01:30:56</text:p>
          </table:table-cell>
          <table:table-cell office:value-type="string" calcext:value-type="string">
            <text:p>Dirty Windscreen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29]" office:value-type="time" office:time-value="PT01H30M56S" calcext:value-type="time">
            <text:p>01:30:56</text:p>
          </table:table-cell>
          <table:table-cell office:value-type="time" office:time-value="PT01H37M52S" calcext:value-type="time">
            <text:p>01:37:52</text:p>
          </table:table-cell>
          <table:table-cell office:value-type="string" calcext:value-type="string">
            <text:p>Fishing Book Launch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30]" office:value-type="time" office:time-value="PT01H37M52S" calcext:value-type="time">
            <text:p>01:37:52</text:p>
          </table:table-cell>
          <table:table-cell office:value-type="time" office:time-value="PT01H39M40S" calcext:value-type="time">
            <text:p>01:39:40</text:p>
          </table:table-cell>
          <table:table-cell office:value-type="string" calcext:value-type="string">
            <text:p>Hey Doc Smile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31]" office:value-type="time" office:time-value="PT01H39M40S" calcext:value-type="time">
            <text:p>01:39:40</text:p>
          </table:table-cell>
          <table:table-cell office:value-type="time" office:time-value="PT01H42M30S" calcext:value-type="time">
            <text:p>01:42:30</text:p>
          </table:table-cell>
          <table:table-cell office:value-type="string" calcext:value-type="string">
            <text:p>What a beer cooler is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32]" office:value-type="time" office:time-value="PT01H42M30S" calcext:value-type="time">
            <text:p>01:42:30</text:p>
          </table:table-cell>
          <table:table-cell office:value-type="time" office:time-value="PT01H45M33S" calcext:value-type="time">
            <text:p>01:45:33</text:p>
          </table:table-cell>
          <table:table-cell office:value-type="string" calcext:value-type="string">
            <text:p>Where the money is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33]" office:value-type="time" office:time-value="PT01H45M33S" calcext:value-type="time">
            <text:p>01:45:33</text:p>
          </table:table-cell>
          <table:table-cell office:value-type="time" office:time-value="PT01H47M36S" calcext:value-type="time">
            <text:p>01:47:36</text:p>
          </table:table-cell>
          <table:table-cell office:value-type="string" calcext:value-type="string">
            <text:p>Dave showing the camera around past his bedtime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34]" office:value-type="time" office:time-value="PT01H47M36S" calcext:value-type="time">
            <text:p>01:47:36</text:p>
          </table:table-cell>
          <table:table-cell office:value-type="time" office:time-value="PT01H53M12S" calcext:value-type="time">
            <text:p>01:53:12</text:p>
          </table:table-cell>
          <table:table-cell office:value-type="string" calcext:value-type="string">
            <text:p>Punch and Judy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35]" office:value-type="time" office:time-value="PT01H53M12S" calcext:value-type="time">
            <text:p>01:53:12</text:p>
          </table:table-cell>
          <table:table-cell office:value-type="time" office:time-value="PT02H01M48S" calcext:value-type="time">
            <text:p>02:01:48</text:p>
          </table:table-cell>
          <table:table-cell office:value-type="string" calcext:value-type="string">
            <text:p>Property Market</text:p>
          </table:table-cell>
        </table:table-row>
        <table:table-row table:style-name="ro1">
          <table:table-cell office:value-type="string" calcext:value-type="string">
            <text:p>/home/david/Videos/Hammond-1985-Deinterlaced.mp4</text:p>
          </table:table-cell>
          <table:table-cell table:formula="of:=[.C36]" office:value-type="time" office:time-value="PT02H01M48S" calcext:value-type="time">
            <text:p>02:01:48</text:p>
          </table:table-cell>
          <table:table-cell office:value-type="time" office:time-value="PT02H07M19S" calcext:value-type="time">
            <text:p>02:07:19</text:p>
          </table:table-cell>
          <table:table-cell office:value-type="string" calcext:value-type="string">
            <text:p>Dave admitting he was bad last Friday nigh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30">00/00/0000</text:date>, <text:time style:data-style-name="N2" text:time-value="01:39:41.0727064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23:28:39.487380037</meta:creation-date>
    <dc:date>2020-12-30T01:46:42.506713915</dc:date>
    <meta:editing-duration>PT11M29S</meta:editing-duration>
    <meta:editing-cycles>6</meta:editing-cycles>
    <meta:generator>LibreOffice/7.0.3.1$Linux_X86_64 LibreOffice_project/00$Build-1</meta:generator>
    <meta:document-statistic meta:table-count="1" meta:cell-count="148" meta:object-count="0"/>
  </office:meta>
</office:document-meta>
</file>